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fo:font-size="36pt" style:font-size-asian="36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Fuentedepárrafopredeter." style:family="text">
      <style:text-properties fo:font-size="36pt" style:font-size-asian="36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T18" style:parent-style-name="Fuentedepárrafopredeter." style:family="text">
      <style:text-properties fo:font-size="36pt" style:font-size-asian="36pt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end"/>
      <style:text-properties fo:font-size="15pt" style:font-size-asian="15pt" style:font-size-complex="15pt"/>
    </style:style>
    <style:style style:name="P32" style:parent-style-name="Standard" style:family="paragraph">
      <style:paragraph-properties fo:text-align="end"/>
    </style:style>
    <style:style style:name="T33" style:parent-style-name="Fuentedepárrafopredeter." style:family="text"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list-style-name="LFO1" style:family="paragraph">
      <style:paragraph-properties fo:text-align="justify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Standard" style:list-style-name="LFO1" style:family="paragraph">
      <style:paragraph-properties fo:text-align="justify"/>
    </style:style>
    <style:style style:name="P44" style:parent-style-name="Standard" style:list-style-name="LFO1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T52" style:parent-style-name="Fuentedepárrafopredeter.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style="italic" style:font-style-asian="italic" style:font-style-complex="italic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style="italic" style:font-style-asian="italic" style:font-style-complex="italic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 fo:margin-left="0.4895in">
        <style:tab-stops/>
      </style:paragraph-properties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style:font-style-complex="italic"/>
    </style:style>
    <style:style style:name="T74" style:parent-style-name="Fuentedepárrafopredeter." style:family="text">
      <style:text-properties style:font-style-complex="italic"/>
    </style:style>
    <style:style style:name="T75" style:parent-style-name="Fuentedepárrafopredeter." style:family="text">
      <style:text-properties style:font-style-complex="italic"/>
    </style:style>
    <style:style style:name="P76" style:parent-style-name="Standard" style:family="paragraph">
      <style:paragraph-properties fo:text-align="justify"/>
    </style:style>
    <style:style style:name="T77" style:parent-style-name="Fuentedepárrafopredeter." style:family="text">
      <style:text-properties style:font-style-complex="italic"/>
    </style:style>
    <style:style style:name="P78" style:parent-style-name="Standard" style:family="paragraph">
      <style:paragraph-properties fo:text-align="justify" fo:margin-left="0.4895in">
        <style:tab-stops/>
      </style:paragraph-properties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81" style:parent-style-name="Fuentedepárrafopredeter." style:family="text">
      <style:text-properties style:font-style-complex="italic"/>
    </style:style>
    <style:style style:name="T82" style:parent-style-name="Fuentedepárrafopredeter." style:family="text">
      <style:text-properties style:font-style-complex="italic"/>
    </style:style>
    <style:style style:name="T83" style:parent-style-name="Fuentedepárrafopredeter." style:family="text">
      <style:text-properties style:font-style-complex="italic"/>
    </style:style>
    <style:style style:name="P8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5" style:parent-style-name="Standard" style:family="paragraph">
      <style:paragraph-properties fo:text-align="justify" fo:margin-left="0.4895in">
        <style:tab-stops/>
      </style:paragraph-properties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87" style:parent-style-name="Fuentedepárrafopredeter." style:family="text">
      <style:text-properties style:font-style-complex="italic"/>
    </style:style>
    <style:style style:name="T88" style:parent-style-name="Fuentedepárrafopredeter." style:family="text">
      <style:text-properties style:font-style-complex="italic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 fo:text-indent="0.4923in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T92" style:parent-style-name="Fuentedepárrafopredeter." style:family="text">
      <style:text-properties fo:font-style="italic" style:font-style-asian="italic" style:font-style-complex="italic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T96" style:parent-style-name="Fuentedepárrafopredeter." style:family="text">
      <style:text-properties fo:font-style="italic" style:font-style-asian="italic" style:font-style-complex="italic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T103" style:parent-style-name="Fuentedepárrafopredeter.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104" style:parent-style-name="Standard" style:family="paragraph">
      <style:paragraph-properties fo:text-align="justify"/>
    </style:style>
  </office:automatic-styles>
  <office:body>
    <office:text text:use-soft-page-breaks="true">
      <text:p text:style-name="P1"/>
      <text:p text:style-name="P2"><text:span text:style-name="T3">Programación Evolutiva</text:span></text:p>
      <text:p text:style-name="P4"/>
      <text:p text:style-name="P5"/>
      <text:p text:style-name="P6"/>
      <text:p text:style-name="P7"/>
      <text:p text:style-name="P8"><text:span text:style-name="T9">Práctica 2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Grupo 12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Marcos Alarcón Rivas</text:p>
      <text:p text:style-name="P32"><text:span text:style-name="T33">Mario Arranz Ropero</text:span></text:p>
      <text:p text:style-name="P34"><text:span text:style-name="T35">Introducción:</text:span></text:p>
      <text:p text:style-name="P36">El objetivo de esta práctica es resolver<text:s/>sudokus utilizando algoritmos genéticos. Se ha hecho así por exigencia explicita del enunciado aunque evidentemente un enfoque más clásico (ver<text:s/><text:a xlink:href="http://en.wikipedia.org/wiki/Branch_and_bound" office:target-frame-name="_top" xlink:show="replace">http://en.wikipedia.org/wiki/Branch_and_bound</text:a>), daría mejores resultados para este tipo de problema.</text:p>
      <text:p text:style-name="P37"/>
      <text:p text:style-name="P38">La práctica en si es muy auto-explicativa. Solo hace falta aclarar que:</text:p>
      <text:list text:style-name="LFO1" text:continue-numbering="true">
        <text:list-item>
          <text:p text:style-name="P39">Los cromosomas se han implementado como una matriz de<text:s/><text:span text:style-name="T40">int[</text:span>9<text:span text:style-name="T41">][</text:span>9<text:span text:style-name="T42">]</text:span>.</text:p>
        </text:list-item>
        <text:list-item>
          <text:p text:style-name="P43">Las posiciones fijas (introducidas por el usuario) se guardan como<text:s/>números negativos para evitar que ningún paso del algoritmo las modifique.</text:p>
        </text:list-item>
        <text:list-item>
          <text:p text:style-name="P44">La coherencia de las filas (son una permutación de 1..9) se mantiene en todo momento.</text:p>
        </text:list-item>
      </text:list>
      <text:p text:style-name="P45"/>
      <text:p text:style-name="P46">Habiendo decidido esto, la función de<text:s/>fitness<text:s/>se ha simplificado (ver p2::<text:span text:style-name="T47">Conflicts</text:span>) a la suma de conflictos (números repetidos) en la misma columna o bloque.</text:p>
      <text:p text:style-name="P48"/>
      <text:p text:style-name="P49">Se han hecho experimentos con funciones más complejas, pero no mejoran el comportamiento en absoluto.</text:p>
      <text:p text:style-name="P50"/>
      <text:p text:style-name="P51"><text:span text:style-name="T52">Organización y herramientas:</text:span></text:p>
      <text:p text:style-name="P53">Como en la practica anterior,el desarrollo se ha realizado con la herramienta Eclipse y hemos utilizado NetBeans para la interfaz yu jMathPlot para el dibujo de las gráficas.</text:p>
      <text:p text:style-name="P54"/>
      <text:p text:style-name="P55">Los paquetes<text:s/><text:span text:style-name="T56">ga</text:span>,<text:s/><text:span text:style-name="T57">selección</text:span><text:s/>y<text:s/><text:span text:style-name="T58">sustitución</text:span><text:s text:c="2"/>son los mismos que en la practica anterior salvo algun pequeño añadido, pero en cualquier caso<text:s/>los códigos son intercambiables.</text:p>
      <text:p text:style-name="P59"/>
      <text:p text:style-name="P60">En el paquete p2 se encuentran los códigos específicos de esta practica, algunos de los cuales se resumen a continuación:</text:p>
      <text:p text:style-name="P61"/>
      <text:p text:style-name="P62"><text:tab/><text:span text:style-name="T63">ChooseOne</text:span>: una<text:s/><text:span text:style-name="T64">Mutación</text:span><text:s/>sencilla, intenta que intercambiar dos posiciones en la misma</text:p>
      <text:p text:style-name="P65"><text:tab/>un número variable de veces y se queda con el mejor de los intentos.<text:tab/></text:p>
      <text:p text:style-name="P66"/>
      <text:p text:style-name="P67"><text:tab/><text:span text:style-name="T68">Conflicts</text:span>: el<text:s/><text:span text:style-name="T69">Fitness</text:span><text:s/>ya explicado, implementado de forma trivial (con un doble for).</text:p>
      <text:p text:style-name="P70"><text:bookmark-start text:name="_GoBack"/><text:bookmark-end text:name="_GoBack"/></text:p>
      <text:p text:style-name="P71"><text:span text:style-name="T72">MiddleInterchangeCross</text:span><text:span text:style-name="T73">:<text:s/></text:span><text:span text:style-name="T74">Método de cruce que consiste en elegir 2 puntos de corte aleatorios en 2 padres y resultan 2 hijos con la parte central del cromosoma idéntica a la de uno de los padres (cada hijo de un padre) y el resto</text:span><text:span text:style-name="T75">, elemento por elemento, se intenta meter en el hijo 1 y, si ya está, en el hijo 2</text:span></text:p>
      <text:p text:style-name="P76"><text:span text:style-name="T77"><text:tab/></text:span></text:p>
      <text:p text:style-name="P78"><text:span text:style-name="T79"><text:tab/></text:span><text:span text:style-name="T80">OXCross</text:span><text:span text:style-name="T81">:</text:span><text:span text:style-name="T82"><text:s/>Método de cruce que consiste en elegir 2 puntos de corte aleatorios en 2 padres y resultan 2 hijos: El hijo 2 tiene la parte central del padre 1, y viceversa. El resto se mete en una lista y se inserta</text:span><text:span text:style-name="T83"><text:s/>en los huecos de los hijos recorriéndo dicha lista en orden inverso</text:span></text:p>
      <text:p text:style-name="P84"/>
      <text:p text:style-name="P85"><text:span text:style-name="T86">Reverse</text:span><text:span text:style-name="T87">:<text:s/></text:span><text:span text:style-name="T88">Método de mutación en el que a partir de 2 puntos de corte aleatorios en un cromosoma, se da la vuelta a la parte central de dicho cromosoma</text:span></text:p>
      <text:p text:style-name="P89"/>
      <text:p text:style-name="P90"><text:span text:style-name="T91">Sudoku</text:span>: el<text:s/><text:span text:style-name="T92">Individuo</text:span><text:s/>implementado para el problema en cuestión, contiene el cromosoma<text:s/><text:tab/>explicado en la introducción del presente documento.</text:p>
      <text:p text:style-name="P93"/>
      <text:p text:style-name="P94"><text:tab/><text:span text:style-name="T95">UnbrokenRows</text:span>: un<text:s/><text:span text:style-name="T96">Crossover</text:span><text:s/>sencillo que da muy buenos resultados, combina filas de un<text:s/><text:tab/>número variable de padres para crear nuevos sudokus.</text:p>
      <text:p text:style-name="P97"/>
      <text:p text:style-name="P98"><text:tab/></text:p>
      <text:p text:style-name="P99"/>
      <text:p text:style-name="P100"><text:tab/></text:p>
      <text:p text:style-name="P101"/>
      <text:p text:style-name="P102"><text:span text:style-name="T103">Conclusión general:</text:span></text:p>
      <text:p text:style-name="P104">Aunque no es el mejor ejercicio al que aplicar AGs , los resultados no son malos y la ejecución es aceptablemente rápida. Sobre todo si se busca en tableros con pocas posiciones fijadas, en los que existen muchas<text:s/>posibles solucion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AU </meta:initial-creator>
    <dc:creator>marioarranz@hotmail.com</dc:creator>
    <meta:creation-date>2013-04-23T14:48:00Z</meta:creation-date>
    <dc:date>2013-04-24T16:48:00Z</dc:date>
    <meta:template xlink:href="Normal.dotm" xlink:type="simple"/>
    <meta:editing-cycles>4</meta:editing-cycles>
    <meta:editing-duration>PT4260S</meta:editing-duration>
    <meta:document-statistic meta:page-count="1" meta:paragraph-count="6" meta:word-count="484" meta:character-count="3145" meta:row-count="22" meta:non-whitespace-character-count="2667"/>
  </office:meta>
</office:document-meta>
</file>